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.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.LateralCache( ILateralCacheAttributes cattr , ILateralCacheService lateral , LateralCache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handleException( Exception ex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fixCache( ILateralCacheService la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LateralCache( ILateral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Cache.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.update( ICacheElement 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Cache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